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3A590D3A38A29007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3A590D3A38A29007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Believers and unbelievers</text:span></text:p>
            <text:p text:style-name="P3"><text:span text:style-name="T2">(John 12:37-50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08:40.507000000</dc:date>
    <meta:editing-duration>PT2H25M3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